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131314" draw:opacity="100%"/>
      <style:paragraph-properties fo:background-color="#131314"/>
      <style:text-properties fo:color="#ebebeb" style:font-name="DejaVu Sans Mono" fo:font-size="9pt"/>
    </style:style>
    <style:style style:name="P2" style:family="paragraph" style:parent-style-name="Preformatted_20_Text">
      <loext:graphic-properties draw:fill="solid" draw:fill-color="#131314" draw:opacity="100%"/>
      <style:paragraph-properties fo:background-color="#131314"/>
      <style:text-properties fo:color="#ebebeb"/>
    </style:style>
    <style:style style:name="P3" style:family="paragraph" style:parent-style-name="Preformatted_20_Text">
      <loext:graphic-properties draw:fill="solid" draw:fill-color="#131314" draw:opacity="100%"/>
      <style:paragraph-properties fo:background-color="#131314"/>
      <style:text-properties fo:color="#fff200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style:text-underline-style="none" fo:font-weight="normal" officeooo:rsid="000f6253" officeooo:paragraph-rsid="000f6253" style:font-weight-asian="normal" style:font-weight-complex="normal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style:text-underline-style="none" fo:font-weight="bold" officeooo:rsid="000b8542" officeooo:paragraph-rsid="000b8542" style:font-weight-asian="bold" style:font-weight-complex="bold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style:text-underline-style="none" fo:font-weight="bold" officeooo:rsid="000f6253" officeooo:paragraph-rsid="000f6253" style:font-weight-asian="bold" style:font-weight-complex="bold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fo:font-weight="bold" officeooo:paragraph-rsid="000b8542" style:font-weight-asian="bold" style:font-weight-complex="bold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fo:font-weight="bold" officeooo:paragraph-rsid="000f6253" style:font-weight-asian="bold" style:font-weight-complex="bold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text-underline-style="none" fo:font-weight="normal" officeooo:rsid="000b8542" officeooo:paragraph-rsid="000b8542" style:font-weight-asian="normal" style:font-weight-complex="normal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94070a" officeooo:rsid="00095252" officeooo:paragraph-rsid="00095252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94070a" officeooo:rsid="00095252" officeooo:paragraph-rsid="000a2606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94070a" style:text-underline-style="solid" style:text-underline-width="auto" style:text-underline-color="font-color" fo:font-weight="bold" officeooo:rsid="00095252" officeooo:paragraph-rsid="00095252" style:font-weight-asian="bold" style:font-weight-complex="bold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94070a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94070a" style:text-underline-style="solid" style:text-underline-width="auto" style:text-underline-color="font-color" fo:font-weight="bold" officeooo:rsid="000b8542" officeooo:paragraph-rsid="000b8542" style:font-weight-asian="bold" style:font-weight-complex="bold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94070a" style:text-underline-style="solid" style:text-underline-width="auto" style:text-underline-color="font-color" fo:font-weight="bold" officeooo:rsid="000ce0a1" officeooo:paragraph-rsid="000ce0a1" style:font-weight-asian="bold" style:font-weight-complex="bold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94070a" style:text-underline-style="solid" style:text-underline-width="auto" style:text-underline-color="font-color" fo:font-weight="bold" officeooo:rsid="000db0f9" officeooo:paragraph-rsid="000db0f9" style:font-weight-asian="bold" style:font-weight-complex="bold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94070a" style:text-underline-style="solid" style:text-underline-width="auto" style:text-underline-color="font-color" fo:font-weight="bold" officeooo:rsid="000f6253" officeooo:paragraph-rsid="000f6253" style:font-weight-asian="bold" style:font-weight-complex="bold"/>
    </style:style>
    <style:style style:name="P2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94070a" officeooo:rsid="000a2606" officeooo:paragraph-rsid="000a2606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94070a" style:text-underline-style="none" fo:font-weight="normal" officeooo:rsid="000b8542" officeooo:paragraph-rsid="000b8542" style:font-weight-asian="normal" style:font-weight-complex="normal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94070a" style:text-underline-style="none" fo:font-weight="normal" officeooo:rsid="000ce0a1" officeooo:paragraph-rsid="000ce0a1" style:font-weight-asian="normal" style:font-weight-complex="normal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94070a" style:text-underline-style="none" fo:font-weight="normal" officeooo:rsid="000db0f9" officeooo:paragraph-rsid="000db0f9" style:font-weight-asian="normal" style:font-weight-complex="normal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94070a" style:text-underline-style="none" fo:font-weight="normal" officeooo:rsid="000f6253" officeooo:paragraph-rsid="000f6253" style:font-weight-asian="normal" style:font-weight-complex="normal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94070a" style:font-name="DejaVu Sans Mono" fo:font-size="9pt" style:text-underline-style="none" fo:font-weight="normal" officeooo:rsid="000b8542" officeooo:paragraph-rsid="000b8542" style:font-weight-asian="normal" style:font-weight-complex="normal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2b511a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407927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66b3" style:font-name="DejaVu Sans Mono" fo:font-size="9pt" style:text-underline-style="none" fo:font-weight="normal" officeooo:rsid="001279db" officeooo:paragraph-rsid="001279db" style:font-weight-asian="normal" style:font-weight-complex="normal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66b3" style:font-name="DejaVu Sans Mono" fo:font-size="9pt" style:text-underline-style="none" fo:font-weight="normal" officeooo:rsid="001359f2" officeooo:paragraph-rsid="001359f2" style:font-weight-asian="normal" style:font-weight-complex="normal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66b3" style:font-name="DejaVu Sans Mono" fo:font-size="9pt" style:text-underline-style="solid" style:text-underline-width="auto" style:text-underline-color="font-color" fo:font-weight="normal" officeooo:rsid="001279db" officeooo:paragraph-rsid="001279db" style:font-weight-asian="normal" style:font-weight-complex="normal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66b3" style:font-name="DejaVu Sans Mono" fo:font-size="9pt" style:text-underline-style="solid" style:text-underline-width="auto" style:text-underline-color="font-color" fo:font-weight="normal" officeooo:rsid="001359f2" officeooo:paragraph-rsid="001359f2" style:font-weight-asian="normal" style:font-weight-complex="normal"/>
    </style:style>
    <style:style style:name="P32" style:family="paragraph" style:parent-style-name="Preformatted_20_Text">
      <loext:graphic-properties draw:fill="solid" draw:fill-color="#131314" draw:opacity="100%"/>
      <style:paragraph-properties fo:margin-top="0in" fo:margin-bottom="0.1965in" loext:contextual-spacing="false" fo:background-color="#131314"/>
      <style:text-properties fo:color="#ebebeb" style:font-name="DejaVu Sans Mono" fo:font-size="9pt"/>
    </style:style>
    <style:style style:name="P33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9pt"/>
    </style:style>
    <style:style style:name="T1" style:family="text">
      <style:text-properties fo:color="#ffffff"/>
    </style:style>
    <style:style style:name="T2" style:family="text">
      <style:text-properties style:font-name="DejaVu Sans Mono" fo:font-size="9pt"/>
    </style:style>
    <style:style style:name="T3" style:family="text">
      <style:text-properties style:font-name="DejaVu Sans Mono" fo:font-size="9pt" officeooo:rsid="00063895"/>
    </style:style>
    <style:style style:name="T4" style:family="text">
      <style:text-properties style:font-name="DejaVu Sans Mono" fo:font-size="9pt" officeooo:rsid="0006dd39"/>
    </style:style>
    <style:style style:name="T5" style:family="text">
      <style:text-properties style:font-name="DejaVu Sans Mono" fo:font-size="9pt" officeooo:rsid="000a2606"/>
    </style:style>
    <style:style style:name="T6" style:family="text">
      <style:text-properties style:font-name="DejaVu Sans Mono" fo:font-size="9pt" style:text-underline-style="solid" style:text-underline-width="auto" style:text-underline-color="font-color"/>
    </style:style>
    <style:style style:name="T7" style:family="text">
      <style:text-properties style:font-name="DejaVu Sans Mono" fo:font-size="9pt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font-name="DejaVu Sans Mono" fo:font-size="9pt" officeooo:rsid="000ce0a1"/>
    </style:style>
    <style:style style:name="T9" style:family="text">
      <style:text-properties fo:color="#fff200"/>
    </style:style>
    <style:style style:name="T10" style:family="text">
      <style:text-properties fo:color="#fff200" style:font-name="DejaVu Sans Mono" fo:font-size="9pt"/>
    </style:style>
    <style:style style:name="T11" style:family="text">
      <style:text-properties fo:color="#fff200" style:font-name="DejaVu Sans Mono" fo:font-size="9pt" officeooo:rsid="00063895"/>
    </style:style>
    <style:style style:name="T12" style:family="text">
      <style:text-properties fo:color="#fff200" style:font-name="DejaVu Sans Mono" fo:font-size="9pt" officeooo:rsid="0006dd39"/>
    </style:style>
    <style:style style:name="T13" style:family="text">
      <style:text-properties fo:color="#407927" style:font-name="DejaVu Sans Mono" fo:font-size="9pt"/>
    </style:style>
    <style:style style:name="T14" style:family="text">
      <style:text-properties fo:color="#407927" style:font-name="DejaVu Sans Mono" fo:font-size="9pt" style:text-underline-style="solid" style:text-underline-width="auto" style:text-underline-color="font-color"/>
    </style:style>
    <style:style style:name="T15" style:family="text">
      <style:text-properties fo:color="#407927" style:font-name="DejaVu Sans Mono" fo:font-size="9pt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2b511a" style:font-name="DejaVu Sans Mono" fo:font-size="9pt"/>
    </style:style>
    <style:style style:name="T17" style:family="text">
      <style:text-properties fo:color="#2b511a" style:font-name="DejaVu Sans Mono" fo:font-size="9pt" style:text-underline-style="solid" style:text-underline-width="auto" style:text-underline-color="font-color"/>
    </style:style>
    <style:style style:name="T18" style:family="text">
      <style:text-properties fo:color="#2b511a" style:font-name="DejaVu Sans Mono" fo:font-size="9pt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font-weight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text-underline-style="none" officeooo:rsid="000b8542"/>
    </style:style>
    <style:style style:name="T22" style:family="text">
      <style:text-properties style:text-underline-style="none" officeooo:rsid="000f6253"/>
    </style:style>
    <style:style style:name="T23" style:family="text">
      <style:text-properties fo:color="#000000" style:font-name="DejaVu Sans Mono" fo:font-size="9pt" fo:font-weight="bold" style:font-weight-asian="bold" style:font-weight-complex="bold"/>
    </style:style>
    <style:style style:name="T24" style:family="text">
      <style:text-properties fo:font-style="italic" style:text-underline-style="none" officeooo:rsid="000f6253"/>
    </style:style>
    <style:style style:name="T25" style:family="text">
      <style:text-properties fo:font-style="italic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blic class <text:span text:style-name="T1">Connect4Project2 </text:span>{</text:p>
      <text:p text:style-name="P2"><text:s text:c="4"/><text:span text:style-name="T2">/**</text:span></text:p>
      <text:p text:style-name="P2"><text:s text:c="5"/><text:span text:style-name="T2">* Eddie's Memory</text:span></text:p>
      <text:p text:style-name="P2"><text:s text:c="5"/><text:span text:style-name="T2">*</text:span></text:p>
      <text:p text:style-name="P2"><text:s text:c="5"/><text:span text:style-name="T2">* It might be necessary to have two memory boards recorded:</text:span></text:p>
      <text:p text:style-name="P2"><text:s text:c="5"/><text:span text:style-name="T2">* - One for player0</text:span></text:p>
      <text:p text:style-name="P2"><text:s text:c="5"/><text:span text:style-name="T2">* - Another for player1</text:span></text:p>
      <text:p text:style-name="P2"><text:s text:c="5"/><text:span text:style-name="T2">* public Array[][] EddieMem0[7][6]{</text:span></text:p>
      <text:p text:style-name="P2"><text:s text:c="5"/><text:span text:style-name="T2">* <text:s text:c="4"/>Array to hold the values for winning fields</text:span></text:p>
      <text:p text:style-name="P2"><text:s text:c="5"/><text:span text:style-name="T2">*</text:span></text:p>
      <text:p text:style-name="P2"><text:s text:c="5"/><text:span text:style-name="T2">* <text:s text:c="4"/></text:span><text:span text:style-name="T10">//(Plan phase 2)For these Memories the class Matrix will provide support</text:span></text:p>
      <text:p text:style-name="P2"><text:s text:c="5"/><text:span text:style-name="T2">* }</text:span></text:p>
      <text:p text:style-name="P2"><text:s text:c="5"/><text:span text:style-name="T2">* public Array[][] EddieMem0[7][6]{</text:span></text:p>
      <text:p text:style-name="P2"><text:s text:c="5"/><text:span text:style-name="T2">* <text:s text:c="5"/>* <text:s text:c="4"/>Array to hold the values for winning fields</text:span></text:p>
      <text:p text:style-name="P2"><text:s text:c="5"/><text:span text:style-name="T2">*</text:span></text:p>
      <text:p text:style-name="P2"><text:s text:c="5"/><text:span text:style-name="T2">* <text:s text:c="5"/></text:span><text:span text:style-name="T10">//(Plan phase 2) As a method in Matrix()</text:span></text:p>
      <text:p text:style-name="P3"><text:s text:c="5"/><text:span text:style-name="T2">* <text:s text:c="6"/>public static List&lt;int[]&gt; Vectors2D ()</text:span></text:p>
      <text:p text:style-name="P3"><text:s text:c="5"/><text:span text:style-name="T2">* <text:s text:c="6"/>will hold the moves for each player.</text:span></text:p>
      <text:p text:style-name="P3"><text:s text:c="5"/><text:span text:style-name="T2">* <text:s text:c="6"/>The winning player would update the corresponding memory(Memory1 or Memory0 -&gt; to be created)</text:span></text:p>
      <text:p text:style-name="P2"><text:s text:c="5"/><text:span text:style-name="T2">* <text:s text:c="5"/>* }</text:span></text:p>
      <text:p text:style-name="P2"><text:s text:c="5"/><text:span text:style-name="T2">* public Array[][] UpdateEM{</text:span></text:p>
      <text:p text:style-name="P2"><text:s text:c="5"/><text:span text:style-name="T2">* <text:s text:c="4"/>After each game update the winning fields of the corresponding memory <text:s/>with + 1</text:span></text:p>
      <text:p text:style-name="P2"><text:s text:c="5"/><text:span text:style-name="T2">* <text:s text:c="4"/>if(player0 won){</text:span></text:p>
      <text:p text:style-name="P2"><text:s text:c="5"/><text:span text:style-name="T2">* <text:s text:c="8"/>update EddieMemory0;</text:span></text:p>
      <text:p text:style-name="P2"><text:s text:c="5"/><text:span text:style-name="T2">* <text:s text:c="4"/>}else{</text:span></text:p>
      <text:p text:style-name="P2"><text:s text:c="5"/><text:span text:style-name="T2">* <text:s text:c="8"/>update EddieMemory1;</text:span></text:p>
      <text:p text:style-name="P2"><text:s text:c="5"/><text:span text:style-name="T2">* <text:s text:c="4"/>}</text:span></text:p>
      <text:p text:style-name="P2"><text:s text:c="5"/><text:span text:style-name="T2">* <text:s text:c="3"/></text:span><text:span text:style-name="T10"><text:s/>// (Plan phase 2)The method in Matrix for this is:</text:span></text:p>
      <text:p text:style-name="P3"><text:s text:c="5"/><text:span text:style-name="T2">* <text:s text:c="4"/>public static int[][]UpdateMatrixVec(int [][] Matrix, List&lt;int[]&gt; vec)</text:span></text:p>
      <text:p text:style-name="P3"><text:s text:c="5"/><text:span text:style-name="T2">* }</text:span></text:p>
      <text:p text:style-name="P2"><text:s text:c="5"/><text:span text:style-name="T2">*</text:span></text:p>
      <text:p text:style-name="P2"><text:s text:c="5"/><text:span text:style-name="T2">*/</text:span></text:p>
      <text:p text:style-name="P2"><text:s text:c="4"/><text:span text:style-name="T2">/**</text:span></text:p>
      <text:p text:style-name="P2"><text:s text:c="5"/><text:span text:style-name="T2">* Winning Fields</text:span></text:p>
      <text:p text:style-name="P2"><text:s text:c="5"/><text:span text:style-name="T2">* public ArrayList ListPlayer1{</text:span></text:p>
      <text:p text:style-name="P2"><text:s text:c="5"/><text:span text:style-name="T2">* <text:s text:c="4"/>if player1 plays at board[column][row]{</text:span></text:p>
      <text:p text:style-name="P2"><text:s text:c="5"/><text:span text:style-name="T2">* <text:s text:c="8"/>ListPlayer1.add(Player1UpdateMem[column][row])</text:span></text:p>
      <text:p text:style-name="P2"><text:s text:c="5"/><text:span text:style-name="T2">*</text:span></text:p>
      <text:p text:style-name="P3"><text:s text:c="5"/><text:span text:style-name="T2">* <text:s text:c="8"/>//(Plan phase 2) The method in Matrix used to select the move is:</text:span></text:p>
      <text:p text:style-name="P3"><text:s text:c="5"/><text:span text:style-name="T2">* <text:s text:c="9"/>public static int[] MaxOlista1(List&lt;int[]&gt; vec)</text:span></text:p>
      <text:p text:style-name="P3"><text:s text:c="5"/><text:span text:style-name="T2">*</text:span></text:p>
      <text:p text:style-name="P2"><text:s text:c="5"/><text:span text:style-name="T2">* <text:s text:c="8"/></text:span><text:span text:style-name="T10"><text:s/>// (Plan phase 2)For both these ListPlayer it should be created a method that calls Vectors2D</text:span></text:p>
      <text:p text:style-name="P3"><text:s text:c="5"/><text:span text:style-name="T2">* <text:s text:c="9"/>Each method should work in ComputerPlayer class and HumanPlayer class, or maybe in VierGewinnt</text:span></text:p>
      <text:p text:style-name="P2"><text:s text:c="5"/><text:span text:style-name="T2">* <text:s text:c="9"/>***** These should be created <text:s/>******</text:span></text:p>
      <text:p text:style-name="P2"><text:s text:c="5"/><text:span text:style-name="T2">* <text:s text:c="4"/>}</text:span></text:p>
      <text:p text:style-name="P2"><text:s text:c="5"/><text:span text:style-name="T2">*</text:span></text:p>
      <text:p text:style-name="P2"><text:s text:c="5"/><text:span text:style-name="T2">* }</text:span></text:p>
      <text:p text:style-name="P2"><text:s text:c="5"/><text:span text:style-name="T2">*</text:span></text:p>
      <text:p text:style-name="P2"><text:s text:c="5"/><text:span text:style-name="T2">* public ArrayList ListPlayer0{</text:span></text:p>
      <text:p text:style-name="P2"><text:s text:c="5"/><text:span text:style-name="T2">* <text:s text:c="4"/>if player0 plays at board[column][row]{</text:span></text:p>
      <text:p text:style-name="P2"><text:s text:c="5"/><text:span text:style-name="T2">* <text:s text:c="8"/>ListPLayer0.add(Player0UpdateMem[column][row])</text:span></text:p>
      <text:p text:style-name="P2"><text:s text:c="5"/><text:span text:style-name="T2">* <text:s text:c="4"/>}</text:span></text:p>
      <text:p text:style-name="P2"><text:s text:c="5"/><text:span text:style-name="T2">* }</text:span></text:p>
      <text:p text:style-name="P2"><text:s text:c="5"/><text:span text:style-name="T2">* public ArrayList Winning{</text:span></text:p>
      <text:p text:style-name="P2"><text:s text:c="5"/><text:span text:style-name="T2">* <text:s text:c="4"/>if (player1 won){</text:span></text:p>
      <text:p text:style-name="P2"><text:s text:c="5"/><text:span text:style-name="T2">* <text:s text:c="8"/>ListPlayer1 to UpdateEM (Eddie's Memory)</text:span></text:p>
      <text:p text:style-name="P2"><text:s text:c="5"/><text:span text:style-name="T2">* <text:s text:c="4"/>}</text:span></text:p>
      <text:p text:style-name="P2"><text:soft-page-break/><text:s text:c="5"/><text:span text:style-name="T2">* <text:s text:c="4"/>else{</text:span></text:p>
      <text:p text:style-name="P2"><text:s text:c="5"/><text:span text:style-name="T2">* <text:s text:c="7"/>ListPlayer0 to UpdateEM (Eddie's Memory)</text:span></text:p>
      <text:p text:style-name="P2"><text:s text:c="5"/><text:span text:style-name="T2">* <text:s text:c="4"/>}</text:span></text:p>
      <text:p text:style-name="P2"><text:s text:c="5"/><text:span text:style-name="T2">*</text:span></text:p>
      <text:p text:style-name="P2"><text:s text:c="5"/><text:span text:style-name="T2">* }</text:span></text:p>
      <text:p text:style-name="P2"><text:s text:c="5"/><text:span text:style-name="T2">*</text:span></text:p>
      <text:p text:style-name="P2"><text:s text:c="5"/><text:span text:style-name="T2">* /**</text:span></text:p>
      <text:p text:style-name="P2"><text:s text:c="5"/><text:span text:style-name="T2">*</text:span></text:p>
      <text:p text:style-name="P2"><text:s text:c="5"/><text:span text:style-name="T2">* Eddie ,it's time to move</text:span></text:p>
      <text:p text:style-name="P2"><text:s text:c="5"/><text:span text:style-name="T2">*</text:span></text:p>
      <text:p text:style-name="P2"><text:s text:c="5"/><text:span text:style-name="T2">* public Token EddieChoice{</text:span></text:p>
      <text:p text:style-name="P2"><text:s text:c="5"/><text:span text:style-name="T2">* // here Eddie is </text:span><text:span text:style-name="T3">gauging</text:span><text:span text:style-name="T2"> his best move</text:span></text:p>
      <text:p text:style-name="P2"><text:s text:c="5"/><text:span text:style-name="T2">* <text:s text:c="4"/></text:span><text:span text:style-name="T10"><text:s/>{</text:span><text:span text:style-name="T11">(Plan phase 2 ) This is done. EddieChoices(board) </text:span><text:span text:style-name="T12">detrmines the fields,</text:span></text:p>
      <text:p text:style-name="P3"><text:span text:style-name="T4"><text:s text:c="16"/>and MaxOlista1(Vectors sublist) determines the move(row,column)</text:span></text:p>
      <text:p text:style-name="P2"><text:s text:c="5"/><text:span text:style-name="T2">* <text:s text:c="8"/>Check the availability of moves on board[column][row];</text:span></text:p>
      <text:p text:style-name="P2"><text:s text:c="5"/><text:span text:style-name="T2">* <text:s text:c="8"/>Make a list ArrayList[][] AvailableMoves as a subset of EddieMem;</text:span></text:p>
      <text:p text:style-name="P2"><text:s text:c="5"/><text:span text:style-name="T2">* <text:s text:c="8"/>Find the Maximum value in AvailableMoves, by getting</text:span></text:p>
      <text:p text:style-name="P2"><text:s text:c="5"/><text:span text:style-name="T2">* <text:s text:c="9"/>int <text:s/>max = max of AvailableMoves</text:span></text:p>
      <text:p text:style-name="P2"><text:s text:c="5"/><text:span text:style-name="T2">* <text:s text:c="8"/>Get the column and row for the max</text:span></text:p>
      <text:p text:style-name="P2"><text:s text:c="5"/><text:span text:style-name="T2">*</text:span></text:p>
      <text:p text:style-name="P2"><text:s text:c="5"/><text:span text:style-name="T2">* <text:s text:c="4"/>}return board[column][row](Eddie would play at this position )</text:span></text:p>
      <text:p text:style-name="P2"><text:s text:c="5"/><text:span text:style-name="T2">* <text:s text:c="3"/></text:span><text:span text:style-name="T10"><text:s/>// (Plan phase 2)This is done, MaxOlista1 in Matrix class</text:span></text:p>
      <text:p text:style-name="P3"><text:s text:c="5"/><text:span text:style-name="T2">* <text:s text:c="4"/>The input for this method is the EddieChoices(board)</text:span></text:p>
      <text:p text:style-name="P3"><text:s text:c="5"/><text:span text:style-name="T2">* <text:s text:c="4"/>The output is row and col for the entry with the maximum value</text:span></text:p>
      <text:p text:style-name="P2"><text:s text:c="5"/><text:span text:style-name="T2">* }</text:span></text:p>
      <text:p text:style-name="P2"><text:s text:c="5"/><text:span text:style-name="T2">*</text:span></text:p>
      <text:p text:style-name="P2"><text:s text:c="5"/><text:span text:style-name="T2">* public Token EddieSeeZFuture{</text:span></text:p>
      <text:p text:style-name="P2"><text:s text:c="5"/><text:span text:style-name="T2">*</text:span></text:p>
      <text:p text:style-name="P2"><text:s text:c="5"/><text:span text:style-name="T2">*</text:span></text:p>
      <text:p text:style-name="P2"><text:s text:c="5"/><text:span text:style-name="T2">*</text:span></text:p>
      <text:p text:style-name="P2"><text:s text:c="5"/><text:span text:style-name="T2">* <text:s text:c="4"/>Do EddieChoice for all AvailableMoves:</text:span></text:p>
      <text:p text:style-name="P2"><text:s text:c="5"/><text:span text:style-name="T2">* <text:s text:c="4"/>int val1 = EddieChoice(when the AvailableMoves is updated considering first field occupied);</text:span></text:p>
      <text:p text:style-name="P2"><text:s text:c="5"/><text:span text:style-name="T2">* <text:s text:c="4"/>int val2 = EddieChoice(when the AvailableMoves is updated considering second field occupied);</text:span></text:p>
      <text:p text:style-name="P2"><text:s text:c="5"/><text:span text:style-name="T2">* <text:s text:c="4"/>.</text:span></text:p>
      <text:p text:style-name="P2"><text:s text:c="5"/><text:span text:style-name="T2">* <text:s text:c="4"/>.</text:span></text:p>
      <text:p text:style-name="P2"><text:s text:c="5"/><text:span text:style-name="T2">* <text:s text:c="4"/>.</text:span></text:p>
      <text:p text:style-name="P2"><text:s text:c="5"/><text:span text:style-name="T2">* <text:s text:c="4"/>int valk = EddieChoice(when the AvailableMoves is updated considering k field occupied);</text:span></text:p>
      <text:p text:style-name="P2"><text:s text:c="5"/><text:span text:style-name="T2">* <text:s text:c="4"/>Get FutureMove = Movej if valj is minimum:</text:span></text:p>
      <text:p text:style-name="P2"><text:s text:c="5"/><text:span text:style-name="T2">*</text:span></text:p>
      <text:p text:style-name="P2"><text:s text:c="5"/><text:span text:style-name="T2">* <text:s text:c="4"/></text:span><text:span text:style-name="T10">(Plan phase 2) This is still an idea, no work done yet!</text:span></text:p>
      <text:p text:style-name="P2"><text:s text:c="5"/><text:span text:style-name="T2">*</text:span></text:p>
      <text:p text:style-name="P2"><text:s text:c="5"/><text:span text:style-name="T2">* @ Update AvailableMoves</text:span></text:p>
      <text:p text:style-name="P2"><text:s text:c="5"/><text:span text:style-name="T2">* *</text:span></text:p>
      <text:p text:style-name="P2"><text:s text:c="5"/><text:span text:style-name="T2">*</text:span></text:p>
      <text:p text:style-name="P2"><text:s text:c="3"/><text:span text:style-name="T9"><text:s text:c="2"/></text:span><text:span text:style-name="T10">* (Comment at the end of this paragraph is phase 2)</text:span></text:p>
      <text:p text:style-name="P2"><text:s text:c="5"/><text:span text:style-name="T2">* *AvailableMoves is ann ArrayList[col][row], where 1&lt;= col&lt;= 7, and 1&lt;= row&lt;= 6,</text:span></text:p>
      <text:p text:style-name="P2"><text:s text:c="5"/><text:span text:style-name="T2">* * if Avmove[i][j] be the element eliminated, to update the AvailableMoves{</text:span></text:p>
      <text:p text:style-name="P2"><text:s text:c="5"/><text:span text:style-name="T2">* <text:s text:c="4"/>if 1&lt;= i &lt; 7 {</text:span></text:p>
      <text:p text:style-name="P2"><text:s text:c="5"/><text:span text:style-name="T2">* <text:s text:c="8"/>AvailableMoves.remove(EddieMem[i][j])</text:span></text:p>
      <text:p text:style-name="P2"><text:s text:c="5"/><text:span text:style-name="T2">* <text:s text:c="8"/>i = i+ 1;</text:span></text:p>
      <text:p text:style-name="P2"><text:s text:c="5"/><text:span text:style-name="T2">*</text:span></text:p>
      <text:p text:style-name="P2"><text:s text:c="5"/><text:span text:style-name="T2">* <text:s text:c="8"/>AvailableMoves.add(EddieMem[i][j]);</text:span></text:p>
      <text:p text:style-name="P2"><text:s text:c="5"/><text:span text:style-name="T2">* <text:s text:c="4"/>}</text:span></text:p>
      <text:p text:style-name="P2"><text:s text:c="5"/><text:span text:style-name="T2">* <text:s text:c="4"/>else{</text:span></text:p>
      <text:p text:style-name="P2"><text:s text:c="5"/><text:span text:style-name="T2">* <text:s text:c="8"/>AvailableMoves.remove(EddieMem[i][j]);</text:span></text:p>
      <text:p text:style-name="P2"><text:s text:c="5"/><text:span text:style-name="T2">* <text:s text:c="4"/>}</text:span></text:p>
      <text:p text:style-name="P2"><text:s text:c="5"/><text:span text:style-name="T2">*</text:span></text:p>
      <text:p text:style-name="P2"><text:soft-page-break/><text:s text:c="5"/><text:span text:style-name="T2">* }</text:span></text:p>
      <text:p text:style-name="P2"><text:s text:c="5"/><text:span text:style-name="T2">*</text:span></text:p>
      <text:p text:style-name="P2"><text:s text:c="5"/><text:span text:style-name="T2">*</text:span></text:p>
      <text:p text:style-name="P2"><text:s text:c="5"/><text:span text:style-name="T2">* <text:s text:c="4"/>return FutureMove[column][row];</text:span></text:p>
      <text:p text:style-name="P2"><text:s text:c="5"/><text:span text:style-name="T2">*</text:span></text:p>
      <text:p text:style-name="P2"><text:s text:c="5"/><text:span text:style-name="T2">*</text:span><text:span text:style-name="T10">(Plan phase 2) This method is created as EddieChoices(board) and it belongs to</text:span></text:p>
      <text:p text:style-name="P3"><text:s text:c="5"/><text:span text:style-name="T2">* the main class VierGewinnt.</text:span></text:p>
      <text:p text:style-name="P3"><text:s text:c="5"/><text:span text:style-name="T2">* }</text:span></text:p>
      <text:p text:style-name="P2"><text:s text:c="5"/><text:span text:style-name="T2">*/</text:span></text:p>
      <text:p text:style-name="P32">}</text:p>
      <text:p text:style-name="P4">public class Connect4Project2 {</text:p>
      <text:p text:style-name="P10"><text:s text:c="4"/><text:span text:style-name="T2">/**</text:span></text:p>
      <text:p text:style-name="P10"><text:s text:c="5"/><text:span text:style-name="T2">* Eddie's Memory</text:span></text:p>
      <text:p text:style-name="P10"><text:s text:c="5"/><text:span text:style-name="T2">*</text:span></text:p>
      <text:p text:style-name="P10"><text:s text:c="5"/><text:span text:style-name="T2">* It might be necessary to have two memory boards recorded:</text:span></text:p>
      <text:p text:style-name="P10"><text:s text:c="5"/><text:span text:style-name="T2">* - One for player0</text:span></text:p>
      <text:p text:style-name="P10"><text:s text:c="5"/><text:span text:style-name="T2">* - Another for player1</text:span></text:p>
      <text:p text:style-name="P14"><text:span text:style-name="T2">Plan Iteration 3</text:span></text:p>
      <text:p text:style-name="P12"><text:span text:style-name="T2">As a matter of fact </text:span><text:span text:style-name="T5">I have </text:span><text:span text:style-name="T2">create</text:span><text:span text:style-name="T5">d</text:span><text:span text:style-name="T2"> two types of memories for Eddie</text:span><text:span text:style-name="T5">Memory()</text:span><text:span text:style-name="T2">;</text:span></text:p>
      <text:p text:style-name="P13"><text:span text:style-name="T2">Memory1 </text:span><text:span text:style-name="T5">= matrix1() for Eddie first player</text:span></text:p>
      <text:p text:style-name="P13"><text:span text:style-name="T5">MemMemory2 = matrix2() if Eddie is the second player</text:span></text:p>
      <text:p text:style-name="P10"><text:s text:c="5"/><text:span text:style-name="T2">* public Array[][] EddieMem0[7][6]{</text:span></text:p>
      <text:p text:style-name="P10"><text:s text:c="5"/><text:span text:style-name="T2">* <text:s text:c="4"/>Array to hold the values for winning fields</text:span></text:p>
      <text:p text:style-name="P10"><text:s text:c="5"/><text:span text:style-name="T2">*</text:span></text:p>
      <text:p text:style-name="P10"><text:s text:c="5"/><text:span text:style-name="T2">* <text:s text:c="4"/>//</text:span><text:span text:style-name="T17">(</text:span><text:span text:style-name="T18">Plan phase 2</text:span><text:span text:style-name="T17">)</text:span><text:span text:style-name="T16">For these Memories the class Matrix will provide support</text:span></text:p>
      <text:p text:style-name="P20"><text:span text:style-name="T7">Plan Iteration 3 </text:span></text:p>
      <text:p text:style-name="P20"><text:span text:style-name="T2">To simplify the access to these permanent memories(matrix1, and matrix2)</text:span></text:p>
      <text:p text:style-name="P20"><text:span text:style-name="T2">all are methods (created) of(in) VierGewinnt</text:span></text:p>
      <text:p text:style-name="P10"><text:s text:c="5"/><text:span text:style-name="T2">* }</text:span></text:p>
      <text:p text:style-name="P10"><text:s text:c="5"/><text:span text:style-name="T2">* public Array[][] EddieMem0[7][6]{</text:span></text:p>
      <text:p text:style-name="P10"><text:s text:c="5"/><text:span text:style-name="T2">* <text:s text:c="5"/>* <text:s text:c="4"/>Array to hold the values for winning fields</text:span></text:p>
      <text:p text:style-name="P10"><text:s text:c="5"/><text:span text:style-name="T2">*</text:span></text:p>
      <text:p text:style-name="P10"><text:s text:c="5"/><text:span text:style-name="T2">* <text:s text:c="5"/>//</text:span><text:span text:style-name="T16">(</text:span><text:span text:style-name="T18">Plan phase 2</text:span><text:span text:style-name="T16">) As a method in Matrix()</text:span></text:p>
      <text:p text:style-name="P26"><text:s text:c="5"/><text:span text:style-name="T2">* <text:s text:c="6"/>public static List&lt;int[]&gt; Vectors2D ()</text:span></text:p>
      <text:p text:style-name="P26"><text:s text:c="5"/><text:span text:style-name="T2">* <text:s text:c="6"/>will hold the moves for each player.</text:span></text:p>
      <text:p text:style-name="P26"><text:s text:c="5"/><text:span text:style-name="T2">* <text:s text:c="6"/>The winning player would update the corresponding memory(Memory1 or Memory0 -&gt; to be created)</text:span></text:p>
      <text:p text:style-name="P15"><text:span text:style-name="T2"/></text:p>
      <text:p text:style-name="P16"><text:span text:style-name="T2">Plan Iteration 3</text:span></text:p>
      <text:p text:style-name="P21"><text:span text:style-name="T2">Teach player’s moves, until the game is done, are held in two vectors:</text:span></text:p>
      <text:p text:style-name="P8"><text:span text:style-name="T21">List</text:span><text:span text:style-name="T21">&lt;</text:span><text:span text:style-name="T21">int[]&gt; Path2= new ArrayList&lt;&gt;();</text:span></text:p>
      <text:p text:style-name="P6">List&lt;int[]&gt; Path1 = new ArrayList&lt;&gt;();</text:p>
      <text:p text:style-name="P6"/>
      <text:p text:style-name="P25">Both vectors are created in public void play() method of the VierGewinn, and</text:p>
      <text:p text:style-name="P25">updated after each player’s move.</text:p>
      <text:p text:style-name="P11"><text:span text:style-name="T2"/></text:p>
      <text:p text:style-name="P10"><text:s text:c="5"/><text:span text:style-name="T2">* <text:s text:c="5"/>* }</text:span></text:p>
      <text:p text:style-name="P10"><text:s text:c="5"/><text:span text:style-name="T2">* public Array[][] UpdateEM{</text:span></text:p>
      <text:p text:style-name="P10"><text:s text:c="5"/><text:span text:style-name="T2">* <text:s text:c="4"/>After each game update the winning fields of the corresponding memory <text:s/>with + 1</text:span></text:p>
      <text:p text:style-name="P10"><text:s text:c="5"/><text:span text:style-name="T2">* <text:s text:c="4"/>if(player0 won){</text:span></text:p>
      <text:p text:style-name="P10"><text:s text:c="5"/><text:span text:style-name="T2">* <text:s text:c="8"/>update EddieMemory0;</text:span></text:p>
      <text:p text:style-name="P10"><text:s text:c="5"/><text:span text:style-name="T2">* <text:s text:c="4"/>}else{</text:span></text:p>
      <text:p text:style-name="P10"><text:s text:c="5"/><text:span text:style-name="T2">* <text:s text:c="8"/>update EddieMemory1;</text:span></text:p>
      <text:p text:style-name="P10"><text:s text:c="5"/><text:span text:style-name="T2">* <text:s text:c="4"/>}</text:span></text:p>
      <text:p text:style-name="P10"><text:s text:c="5"/><text:span text:style-name="T2">* <text:s text:c="4"/>// </text:span><text:span text:style-name="T18">(Plan phase 2)</text:span><text:span text:style-name="T16">The method in Matrix for this is:</text:span></text:p>
      <text:p text:style-name="P26"><text:s text:c="5"/><text:span text:style-name="T2">* <text:s text:c="4"/>public static int[][]UpdateMatrixVec(int [][] Matrix, List&lt;int[]&gt; vec)</text:span></text:p>
      <text:p text:style-name="P26"><text:s text:c="5"/><text:span text:style-name="T2">* }</text:span></text:p>
      <text:p text:style-name="P10"><text:s text:c="5"/><text:span text:style-name="T2">*</text:span></text:p>
      <text:p text:style-name="P10"><text:s text:c="5"/><text:span text:style-name="T2">*/</text:span></text:p>
      <text:p text:style-name="P10"><text:soft-page-break/><text:s text:c="4"/><text:span text:style-name="T2">/**</text:span></text:p>
      <text:p text:style-name="P10"><text:s text:c="5"/><text:span text:style-name="T2">* Winning Fields</text:span></text:p>
      <text:p text:style-name="P10"><text:s text:c="5"/><text:span text:style-name="T2">* public ArrayList ListPlayer1{</text:span></text:p>
      <text:p text:style-name="P10"><text:s text:c="5"/><text:span text:style-name="T2">* <text:s text:c="4"/>if player1 plays at board[column][row]{</text:span></text:p>
      <text:p text:style-name="P10"><text:s text:c="5"/><text:span text:style-name="T2">* <text:s text:c="8"/>ListPlayer1.add(Player1UpdateMem[column][row])</text:span></text:p>
      <text:p text:style-name="P10"><text:s text:c="5"/><text:span text:style-name="T2">*</text:span></text:p>
      <text:p text:style-name="P10"><text:s text:c="5"/><text:span text:style-name="T2">* <text:s text:c="8"/>//</text:span><text:span text:style-name="T13">(</text:span><text:span text:style-name="T15">Plan phase 2)</text:span><text:span text:style-name="T13"> The method in Matrix used to select the move is:</text:span></text:p>
      <text:p text:style-name="P27"><text:s text:c="5"/><text:span text:style-name="T2">* <text:s text:c="9"/>public static int[] MaxOlista1(List&lt;int[]&gt; vec)</text:span></text:p>
      <text:p text:style-name="P10"><text:s text:c="5"/><text:span text:style-name="T2">*</text:span></text:p>
      <text:p text:style-name="P10"><text:s text:c="5"/><text:span text:style-name="T2">* <text:s text:c="9"/>// (</text:span><text:span text:style-name="T15">Plan phase 2)</text:span><text:span text:style-name="T13">For both these ListPlayer it should be created a method that calls Vectors2D</text:span></text:p>
      <text:p text:style-name="P27"><text:s text:c="5"/><text:span text:style-name="T2">* <text:s text:c="9"/>Each method should work in ComputerPlayer class and HumanPlayer class, or maybe in VierGewinnt</text:span></text:p>
      <text:p text:style-name="P27"><text:s text:c="5"/><text:span text:style-name="T2">* <text:s text:c="9"/>*****</text:span><text:span text:style-name="T7"> These should be created </text:span><text:span text:style-name="T2"><text:s/>******</text:span></text:p>
      <text:p text:style-name="P16"><text:span text:style-name="T2">Plan Iteration 3</text:span></text:p>
      <text:p text:style-name="P21"><text:span text:style-name="T2">For reasons of preserving the simplicity of the program, these updates to specific files , read from a file, write to a file, </text:span><text:span text:style-name="T8">are all done in VierGewinnt.</text:span></text:p>
      <text:p text:style-name="P22"><text:span text:style-name="T8">H</text:span><text:span text:style-name="T2">ere there is some redundancy(read and write) that must be simplified. </text:span></text:p>
      <text:p text:style-name="P10"><text:s text:c="5"/><text:span text:style-name="T2">* <text:s text:c="4"/>}</text:span></text:p>
      <text:p text:style-name="P10"><text:s text:c="5"/><text:span text:style-name="T2">*</text:span></text:p>
      <text:p text:style-name="P10"><text:s text:c="5"/><text:span text:style-name="T2">* }</text:span></text:p>
      <text:p text:style-name="P10"><text:s text:c="5"/><text:span text:style-name="T2">*</text:span></text:p>
      <text:p text:style-name="P17"><text:span text:style-name="T2">Plan Iteration 3</text:span></text:p>
      <text:p text:style-name="P22"><text:span text:style-name="T2">Instead in focusing on Player0 or Player1 as contributors to Eddie’s memory,</text:span></text:p>
      <text:p text:style-name="P22"><text:span text:style-name="T2">I have chosen firstPlayer to start the game versus second player in the game. Thus the</text:span></text:p>
      <text:p text:style-name="P22"><text:span text:style-name="T2">strategies differ for the player attacking (first) versus the defending player(second)</text:span></text:p>
      <text:p text:style-name="P22"><text:span text:style-name="T2">After the winner it is established, the corresponding memory matrix would be updated.</text:span></text:p>
      <text:p text:style-name="P22"><text:span text:style-name="T2"/></text:p>
      <text:p text:style-name="P22"><text:span text:style-name="T2">If first player wins, then Path1 would be the vector to update matrix1();</text:span></text:p>
      <text:p text:style-name="P22"><text:span text:style-name="T2"/></text:p>
      <text:p text:style-name="P22"><text:span text:style-name="T2">If second player wins, then Path2 would be the vector to update matrix2().</text:span></text:p>
      <text:p text:style-name="P10"><text:s text:c="5"/><text:span text:style-name="T2">* </text:span><text:span text:style-name="T16">public ArrayList ListPlayer0{</text:span></text:p>
      <text:p text:style-name="P26"><text:s text:c="5"/><text:span text:style-name="T2">* <text:s text:c="4"/>if player0 plays at board[column][row]{</text:span></text:p>
      <text:p text:style-name="P26"><text:s text:c="5"/><text:span text:style-name="T2">* <text:s text:c="8"/>ListPLayer0.add(Player0UpdateMem[column][row])</text:span></text:p>
      <text:p text:style-name="P26"><text:s text:c="5"/><text:span text:style-name="T2">* <text:s text:c="4"/>}</text:span></text:p>
      <text:p text:style-name="P26"><text:s text:c="5"/><text:span text:style-name="T2">* }</text:span></text:p>
      <text:p text:style-name="P26"><text:s text:c="5"/><text:span text:style-name="T2">* public ArrayList Winning{</text:span></text:p>
      <text:p text:style-name="P26"><text:s text:c="5"/><text:span text:style-name="T2">* <text:s text:c="4"/>if (player1 won){</text:span></text:p>
      <text:p text:style-name="P26"><text:s text:c="5"/><text:span text:style-name="T2">* <text:s text:c="8"/>ListPlayer1 to UpdateEM (Eddie's Memory)</text:span></text:p>
      <text:p text:style-name="P26"><text:s text:c="5"/><text:span text:style-name="T2">* <text:s text:c="4"/>}</text:span></text:p>
      <text:p text:style-name="P26"><text:s text:c="5"/><text:span text:style-name="T2">* <text:s text:c="4"/>else{</text:span></text:p>
      <text:p text:style-name="P26"><text:s text:c="5"/><text:span text:style-name="T2">* <text:s text:c="7"/>ListPlayer0 to UpdateEM (Eddie's Memory)</text:span></text:p>
      <text:p text:style-name="P26"><text:s text:c="5"/><text:span text:style-name="T2">* <text:s text:c="4"/>}</text:span></text:p>
      <text:p text:style-name="P26"><text:s text:c="5"/><text:span text:style-name="T2">*</text:span></text:p>
      <text:p text:style-name="P26"><text:s text:c="5"/><text:span text:style-name="T2">* }</text:span></text:p>
      <text:p text:style-name="P10"><text:s text:c="5"/><text:span text:style-name="T2">*</text:span></text:p>
      <text:p text:style-name="P10"><text:s text:c="5"/><text:span text:style-name="T2">* /**</text:span></text:p>
      <text:p text:style-name="P10"><text:s text:c="5"/><text:span text:style-name="T2">*</text:span></text:p>
      <text:p text:style-name="P10"><text:s text:c="5"/><text:span text:style-name="T2">* Eddie ,it's time to move</text:span></text:p>
      <text:p text:style-name="P10"><text:s text:c="5"/><text:span text:style-name="T2">*</text:span></text:p>
      <text:p text:style-name="P18"><text:span text:style-name="T2"/></text:p>
      <text:p text:style-name="P18"><text:span text:style-name="T2"/></text:p>
      <text:p text:style-name="P18"><text:span text:style-name="T2"/></text:p>
      <text:p text:style-name="P10"><text:s text:c="5"/><text:span text:style-name="T2">* public Token EddieChoice{</text:span></text:p>
      <text:p text:style-name="P10"><text:s text:c="5"/><text:span text:style-name="T2">* // here Eddie is gaging his best move</text:span></text:p>
      <text:p text:style-name="P10"><text:s text:c="5"/><text:span text:style-name="T2">* <text:s text:c="5"/>{</text:span></text:p>
      <text:p text:style-name="P10"><text:s text:c="5"/><text:span text:style-name="T2">* <text:s text:c="8"/>Check the availability of moves on board[column][row];</text:span></text:p>
      <text:p text:style-name="P10"><text:s text:c="5"/><text:span text:style-name="T2">* <text:s text:c="8"/>Make a list ArrayList[][] AvailableMoves as a subset of EddieMem;</text:span></text:p>
      <text:p text:style-name="P10"><text:s text:c="5"/><text:span text:style-name="T2">* <text:s text:c="8"/>Find the Maximum value in AvailableMoves, by getting</text:span></text:p>
      <text:p text:style-name="P10"><text:s text:c="5"/><text:span text:style-name="T2">* <text:s text:c="9"/>int <text:s/>max = max of AvailableMoves</text:span></text:p>
      <text:p text:style-name="P10"><text:s text:c="5"/><text:span text:style-name="T2">* <text:s text:c="8"/>Get the column and row for the max</text:span></text:p>
      <text:p text:style-name="P10"><text:soft-page-break/><text:s text:c="5"/><text:span text:style-name="T2">*</text:span></text:p>
      <text:p text:style-name="P10"><text:s text:c="5"/><text:span text:style-name="T2">* <text:s text:c="4"/>}return board[column][row](Eddie would play at this position )</text:span></text:p>
      <text:p text:style-name="P10"><text:s text:c="5"/><text:span text:style-name="T2">* <text:s text:c="4"/>// (</text:span><text:span text:style-name="T15">Plan phase 2</text:span><text:span text:style-name="T13">)This is done, MaxOlista1 in Matrix class</text:span></text:p>
      <text:p text:style-name="P27"><text:s text:c="5"/><text:span text:style-name="T2">* <text:s text:c="4"/>The input for this method is the EddieChoices(board)</text:span></text:p>
      <text:p text:style-name="P27"><text:s text:c="5"/><text:span text:style-name="T2">* <text:s text:c="4"/>The output is row and col for the entry with the maximum value</text:span></text:p>
      <text:p text:style-name="P10"><text:s text:c="5"/><text:span text:style-name="T2">* }</text:span></text:p>
      <text:p text:style-name="P10"><text:s text:c="5"/><text:span text:style-name="T2">*</text:span></text:p>
      <text:p text:style-name="P18"><text:span text:style-name="T2">Plan Iteration 3</text:span></text:p>
      <text:p text:style-name="P23"><text:span text:style-name="T2">Working on the idea from Plan Iteration 2 the heavy load is on three methods:</text:span></text:p>
      <text:p text:style-name="P23"><text:span text:style-name="T2"/></text:p>
      <text:p text:style-name="P23"><text:span text:style-name="T23">public static List&lt;int []&gt; VectorChoices(int[][] eddieMemory, List&lt;int []&gt; eddieChoices)</text:span><text:span text:style-name="T2"> of ComputerPlayer,</text:span></text:p>
      <text:p text:style-name="P23"><text:span text:style-name="T2"/></text:p>
      <text:p text:style-name="P23"><text:span text:style-name="T23">public static int MaxOlista1(List&lt;int[]&gt; vec) </text:span><text:span text:style-name="T2">of ComputerPlayer as well,</text:span></text:p>
      <text:p text:style-name="P23"><text:span text:style-name="T2">and</text:span></text:p>
      <text:p text:style-name="P23"><text:span text:style-name="T2"/></text:p>
      <text:p text:style-name="P23"><text:span text:style-name="T23">public List&lt;int[]&gt; EddieChoices(Token[][] board)</text:span><text:span text:style-name="T2"> of the VierGewinn</text:span></text:p>
      <text:p text:style-name="P23"><text:span text:style-name="T2"/></text:p>
      <text:p text:style-name="P23"><text:span text:style-name="T2"/></text:p>
      <text:p text:style-name="P10"><text:s text:c="5"/><text:span text:style-name="T2">* public Token EddieSeeZFuture{</text:span></text:p>
      <text:p text:style-name="P10"><text:s text:c="5"/><text:span text:style-name="T2">*</text:span></text:p>
      <text:p text:style-name="P10"><text:s text:c="5"/><text:span text:style-name="T2">*</text:span></text:p>
      <text:p text:style-name="P10"><text:s text:c="5"/><text:span text:style-name="T2">*</text:span></text:p>
      <text:p text:style-name="P10"><text:s text:c="5"/><text:span text:style-name="T2">* <text:s text:c="4"/>Do EddieChoice for all AvailableMoves:</text:span></text:p>
      <text:p text:style-name="P10"><text:s text:c="5"/><text:span text:style-name="T2">* <text:s text:c="4"/>int val1 = EddieChoice(when the AvailableMoves is updated considering first field occupied);</text:span></text:p>
      <text:p text:style-name="P10"><text:s text:c="5"/><text:span text:style-name="T2">* <text:s text:c="4"/>int val2 = EddieChoice(when the AvailableMoves is updated considering second field occupied);</text:span></text:p>
      <text:p text:style-name="P10"><text:s text:c="5"/><text:span text:style-name="T2">* <text:s text:c="4"/>.</text:span></text:p>
      <text:p text:style-name="P10"><text:s text:c="5"/><text:span text:style-name="T2">* <text:s text:c="4"/>.</text:span></text:p>
      <text:p text:style-name="P10"><text:s text:c="5"/><text:span text:style-name="T2">* <text:s text:c="4"/>.</text:span></text:p>
      <text:p text:style-name="P10"><text:s text:c="5"/><text:span text:style-name="T2">* <text:s text:c="4"/>int valk = EddieChoice(when the AvailableMoves is updated considering k field occupied);</text:span></text:p>
      <text:p text:style-name="P10"><text:s text:c="5"/><text:span text:style-name="T2">* <text:s text:c="4"/>Get FutureMove = Movej if valj is minimum:</text:span></text:p>
      <text:p text:style-name="P10"><text:s text:c="5"/><text:span text:style-name="T2">*</text:span></text:p>
      <text:p text:style-name="P10"><text:s text:c="5"/><text:span text:style-name="T2">* <text:s/></text:span><text:span text:style-name="T13"><text:s text:c="3"/>(</text:span><text:span text:style-name="T15">Plan phase 2</text:span><text:span text:style-name="T13">) This is still an idea, no work done yet!</text:span></text:p>
      <text:p text:style-name="P10"><text:s text:c="5"/><text:span text:style-name="T2">*</text:span></text:p>
      <text:p text:style-name="P10"><text:s text:c="5"/><text:span text:style-name="T2">* @ Update AvailableMoves</text:span></text:p>
      <text:p text:style-name="P10"><text:s text:c="5"/><text:span text:style-name="T2">* *</text:span></text:p>
      <text:p text:style-name="P10"><text:s text:c="5"/><text:span text:style-name="T2">*</text:span></text:p>
      <text:p text:style-name="P10"><text:s text:c="5"/><text:span text:style-name="T2">* </text:span><text:span text:style-name="T13">(Comment at the end of this paragraph is </text:span><text:span text:style-name="T15">phase 2</text:span><text:span text:style-name="T13">)</text:span></text:p>
      <text:p text:style-name="P27"><text:s text:c="5"/><text:span text:style-name="T2">* *AvailableMoves is ann ArrayList[col][row], where 1&lt;= col&lt;= 7, and 1&lt;= row&lt;= 6,</text:span></text:p>
      <text:p text:style-name="P27"><text:s text:c="5"/><text:span text:style-name="T2">* * if Avmove[i][j] be the element eliminated, to update the AvailableMoves{</text:span></text:p>
      <text:p text:style-name="P27"><text:s text:c="5"/><text:span text:style-name="T2">* <text:s text:c="4"/>if 1&lt;= i &lt; 7 {</text:span></text:p>
      <text:p text:style-name="P27"><text:s text:c="5"/><text:span text:style-name="T2">* <text:s text:c="8"/>AvailableMoves.remove(EddieMem[i][j])</text:span></text:p>
      <text:p text:style-name="P27"><text:s text:c="5"/><text:span text:style-name="T2">* <text:s text:c="8"/>i = i+ 1;</text:span></text:p>
      <text:p text:style-name="P27"><text:s text:c="5"/><text:span text:style-name="T2">*</text:span></text:p>
      <text:p text:style-name="P27"><text:s text:c="5"/><text:span text:style-name="T2">* <text:s text:c="8"/>AvailableMoves.add(EddieMem[i][j]);</text:span></text:p>
      <text:p text:style-name="P27"><text:s text:c="5"/><text:span text:style-name="T2">* <text:s text:c="4"/>}</text:span></text:p>
      <text:p text:style-name="P27"><text:s text:c="5"/><text:span text:style-name="T2">* <text:s text:c="4"/>else{</text:span></text:p>
      <text:p text:style-name="P27"><text:s text:c="5"/><text:span text:style-name="T2">* <text:s text:c="8"/>AvailableMoves.remove(EddieMem[i][j]);</text:span></text:p>
      <text:p text:style-name="P27"><text:s text:c="5"/><text:span text:style-name="T2">* <text:s text:c="4"/>}</text:span></text:p>
      <text:p text:style-name="P27"><text:s text:c="5"/><text:span text:style-name="T2">*</text:span></text:p>
      <text:p text:style-name="P27"><text:s text:c="5"/><text:span text:style-name="T2">* }</text:span></text:p>
      <text:p text:style-name="P27"><text:s text:c="5"/><text:span text:style-name="T2">*</text:span></text:p>
      <text:p text:style-name="P27"><text:s text:c="5"/><text:span text:style-name="T2">*</text:span></text:p>
      <text:p text:style-name="P27"><text:s text:c="5"/><text:span text:style-name="T2">* <text:s text:c="4"/>return FutureMove[column][row];</text:span></text:p>
      <text:p text:style-name="P10"><text:s text:c="5"/><text:span text:style-name="T2">*</text:span></text:p>
      <text:p text:style-name="P10"><text:s text:c="5"/><text:span text:style-name="T2">*</text:span><text:span text:style-name="T6">(</text:span><text:span text:style-name="T15">Plan phase 2</text:span><text:span text:style-name="T14">)</text:span><text:span text:style-name="T13"> This method is created as </text:span><text:span text:style-name="T15">EddieChoices(board)</text:span><text:span text:style-name="T13"> and it belongs to</text:span></text:p>
      <text:p text:style-name="P27"><text:s text:c="5"/><text:span text:style-name="T2">* the main class VierGewinn.</text:span></text:p>
      <text:p text:style-name="P10"><text:soft-page-break/></text:p>
      <text:p text:style-name="P19">Plan Iteration 3</text:p>
      <text:p text:style-name="P19"/>
      <text:p text:style-name="P24">Eddie doesn’t show too much SmartyPants if only following his memory, so,</text:p>
      <text:p text:style-name="P24">to spice a little bit the game I have added Lena’s Logic Brain, and only if </text:p>
      <text:p text:style-name="P24">the possibilities envisaged by Eddie are null(false logical if-else), rather than </text:p>
      <text:p text:style-name="P24">get his way forward through throwing dies, I made him use his memory:</text:p>
      <text:p text:style-name="P24"/>
      <text:p text:style-name="P9"><text:span text:style-name="T22">System.</text:span><text:span text:style-name="T24">out</text:span><text:span text:style-name="T22">.println("I've been here!");</text:span></text:p>
      <text:p text:style-name="P9"><text:span text:style-name="T22"/></text:p>
      <text:p text:style-name="P7">VierGewinnt vg = new VierGewinnt();</text:p>
      <text:p text:style-name="P7"/>
      <text:p text:style-name="P5"><text:span text:style-name="T19">int <text:s/>col = </text:span><text:span text:style-name="T25">MaxOlista1</text:span><text:span text:style-name="T19">( </text:span><text:span text:style-name="T25">VectorChoices</text:span><text:span text:style-name="T19">(</text:span><text:span text:style-name="T25">EddieMemory</text:span><text:span text:style-name="T19">(), vg.EddieChoices(board)));</text:span></text:p>
      <text:p text:style-name="P5"><text:span text:style-name="T19"/></text:p>
      <text:p text:style-name="P30"><text:span text:style-name="T19">Plan Iteration 4</text:span></text:p>
      <text:p text:style-name="P28"/>
      <text:p text:style-name="P29">For enhancing Eddie’s learning he should be taught to avoid the mistakes leading to a loss.</text:p>
      <text:p text:style-name="P29">So, at the time the game ends, and the winner takes the prize(it’s augmenting the corresponding memory with +1), the looser memory should be amended, and the last moves leading to defeat should be marked as bad( 0 as value of the corresponding entry).</text:p>
      <text:p text:style-name="P31">At this time there is ONLY one item that is corrected, the last move of the looser results in the assignment of value 0 for that entry.</text:p>
      <text:p text:style-name="P29"/>
      <text:p text:style-name="P29">The idea would be to use a kind of<text:span text:style-name="T20"> backtrackin</text:span>g, moving backwards from the last element not 0 in the corresponding Path, and change it to 0.</text:p>
      <text:p text:style-name="P29">That could be done by <text:span text:style-name="T20">iterating backwards the Path, until the first non zero is found, and then assign 0 to it, and update the corresponding matrix. </text:span></text:p>
      <text:p text:style-name="P28"><text:span text:style-name="T19"/></text:p>
      <text:p text:style-name="P28"/>
      <text:p text:style-name="P5"><text:span text:style-name="T19"/></text:p>
      <text:p text:style-name="P24"/>
      <text:p text:style-name="P10"><text:s text:c="5"/><text:span text:style-name="T2">* }</text:span></text:p>
      <text:p text:style-name="P10"><text:s text:c="5"/><text:span text:style-name="T2">*/</text:span></text:p>
      <text:p text:style-name="P33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22:32:25.887056289</meta:creation-date>
    <dc:date>2019-12-31T05:08:11.365250805</dc:date>
    <meta:editing-duration>PT21H50M2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6" meta:paragraph-count="290" meta:word-count="1683" meta:character-count="11558" meta:non-whitespace-character-count="8247"/>
  </office:meta>
</office:document-meta>
</file>